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language="pt" fo:country="BR" style:font-name-complex="Ari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paragraph-properties fo:margin-top="0.199cm" fo:margin-bottom="0.199cm" fo:orphans="2" fo:widows="2" style:writing-mode="lr-tb"/>
    </style:style>
    <style:style style:name="P12" style:family="paragraph" style:parent-style-name="Text_20_body">
      <style:paragraph-properties fo:margin-top="0.199cm" fo:margin-bottom="0.199cm" fo:orphans="2" fo:widows="2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7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Heading_20_1">
      <style:text-properties fo:language="pt" fo:country="BR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2.498cm" fo:margin-right="0cm" fo:margin-top="0.199cm" fo:margin-bottom="0.199cm" fo:text-align="justify" style:justify-single-word="false" fo:orphans="2" fo:widows="2" fo:text-indent="0cm" style:auto-text-indent="false" style:writing-mode="lr-tb"/>
      <style:text-properties style:font-name="Tahoma1" fo:font-size="10pt" style:font-size-asian="10pt" style:font-name-complex="Arial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fo:language="pt" fo:country="BR" style:language-complex="ar" style:country-complex="SA"/>
    </style:style>
    <style:style style:name="T8" style:family="text"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font-name="Tahoma1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font-name="Tahoma1"/>
    </style:style>
    <style:style style:name="T13" style:family="text">
      <style:text-properties style:font-name="Tahoma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5">Food Delivery Web</text:p>
      <text:list xml:id="list33486611" text:style-name="L1">
        <text:list-header>
          <text:p text:style-name="P20">Especificação de Caso de Uso</text:p>
        </text:list-header>
      </text:list>
      <text:p text:style-name="P4"/>
      <text:p text:style-name="P3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4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8">Solicitar Pedido</text:p>
      <text:h text:style-name="P18" text:outline-level="1">Breve Descrição</text:h>
      <text:p text:style-name="P21"><text:tab/><text:span text:style-name="T13">Este caso de uso é utilizado para demonstrar que o cliente poderá solicitar o pedido a um estabelecimento a qualquer momento, respeitando as datas e horário de funcionamento do estabelecimento.</text:span></text:p>
      <text:h text:style-name="P18" text:outline-level="1">Referências </text:h>
      <text:p text:style-name="Text_20_body">Não há.</text:p>
      <text:h text:style-name="P18" text:outline-level="1">Atores</text:h>
      <text:p text:style-name="Text_20_body">Cliente.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13"><text:tab/>1. O sistema apresenta ao usuário um painel de controle com uma grade contendo o nome, especialidade e horário de funcionamento dos estabelecimentos.</text:p>
      <text:p text:style-name="P10">2. O caso de uso se encerra. </text:p>
      <text:h text:style-name="Heading_20_2" text:outline-level="2">Fluxos Alternativos</text:h>
      <text:p text:style-name="P9">A1 – Finalizar Pedido</text:p>
      <text:p text:style-name="Text_20_body">No passo 1 do fluxo básico: </text:p>
      <text:p text:style-name="P10"><text:soft-page-break/>1. O ator seleciona, na grade de estabelecimentos, a linha que contém o estabelecimento desejado.</text:p>
      <text:p text:style-name="P15">2. O sistema exibe um formulário contendo todos os pratos oferecidos, juntamente com seus preços, disponibilidades e formas de pagamento.</text:p>
      <text:p text:style-name="P15">3. O ator informa o(s) prato(s) desejado(s), juntamente com a quantidade e forma de pagamento.</text:p>
      <text:p text:style-name="P17">4. O ator clica no ícone finalizar pedido.</text:p>
      <text:p text:style-name="P11"><text:span text:style-name="T7">5. O sistema aciona o caso</text:span><text:span text:style-name="T6"> de uso </text:span><text:span text:style-name="T11">“</text:span><text:span text:style-name="T10">Agendar entrega de pedido”.</text:span></text:p>
      <text:p text:style-name="P17">6. O sistema inclui os dados do pedido na base de dados e exibe a mensagem “Pedido realizado com sucesso”.</text:p>
      <text:p text:style-name="P17">7. O sistema envia um e-mail para o estabelecimento, a fim de notificá-lo do pedido realizado.</text:p>
      <text:p text:style-name="P16"><text:span text:style-name="T6">8. O sistema r</text:span><text:span text:style-name="T2">etorna ao passo 1 do fluxo básico</text:span><text:span text:style-name="T3">. </text:span></text:p>
      <text:p text:style-name="P14"><text:span text:style-name="T3"/></text:p>
      <text:h text:style-name="P18" text:outline-level="1">Pontos de Extensão</text:h>
      <text:p text:style-name="Text_20_body">Não há. </text:p>
      <text:h text:style-name="P18" text:outline-level="1">Casos de Uso Incluídos</text:h>
      <text:p text:style-name="P11"><text:span text:style-name="T10">Agendar entrega de pedido.</text:span></text:p>
      <text:h text:style-name="P18" text:outline-level="1">Pós-Condições</text:h>
      <text:p text:style-name="Text_20_body">Não há. </text:p>
      <text:h text:style-name="P18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14:24:09.75</dc:date>
    <meta:editing-cycles>52</meta:editing-cycles>
    <meta:editing-duration>PT01H23M48S</meta:editing-duration>
    <meta:generator>BrOffice.org/3.1$Win32 OpenOffice.org_project/310m11$Build-9399</meta:generator>
    <meta:document-statistic meta:table-count="1" meta:image-count="0" meta:object-count="0" meta:page-count="2" meta:paragraph-count="46" meta:word-count="295" meta:character-count="1709"/>
    <meta:user-defined meta:name="ReqProMenus" meta:value-type="boolean">false</meta:user-defined>
  </office:meta>
</office:document-meta>
</file>